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ccffff">
        <style:background-image/>
      </style:paragraph-properties>
    </style:style>
    <style:style style:name="P3" style:family="paragraph" style:parent-style-name="Action">
      <style:paragraph-properties fo:background-color="transparent">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LUGLINE">Fade in:</text:p>
      <text:p text:style-name="Setting">ext. Espacio exterior - día.</text:p>
      <text:p text:style-name="Action">Las naves de la colonia humana se acercan al planeta APSA-10, lo rodean, entran en su órbita.</text:p>
      <text:p text:style-name="Action">La nave militar BRIGADA-D entra en la órbita del planeta y se detiene.</text:p>
      <text:p text:style-name="Action">En la parte inferior de la nave Brigada-D se abre una compuerta. De ella sale un pequeño ROBOT EXPLORADOR que desciende a la superficie del planeta.</text:p>
      <text:p text:style-name="Setting">Ext. Planeta apsa-10/atmosfera – día</text:p>
      <text:p text:style-name="Action">El explorador cae hacia el planeta atravesando la atmósfera, las nubes y mostrando un panorama de la superficie del planeta </text:p>
      <text:p text:style-name="Setting">EXT. Poblado Geki - día</text:p>
      <text:p text:style-name="SLUGLINE">pov del explorador</text:p>
      <text:p text:style-name="Action">que muestra imágenes de los habitantes del planeta y sus viviendas. Uno de ellos pasa y mira a la cámara del explorador.</text:p>
      <text:p text:style-name="Character_20_Name">Manu (V.O.)</text:p>
      <text:p text:style-name="Dialogue">No entiendo por qué los exploradores nunca trajeron imágenes de los habitantes de APSA-TEN</text:p>
      <text:p text:style-name="Action">El Geki que miraba la cámara sigue su camino.</text:p>
      <text:p text:style-name="Action">La cámara se aleja hasta mostrar que todo lo sucedido ha sido transmitido en una pantalla gigante.</text:p>
      <text:p text:style-name="Setting">Int. Nave Residente III/Corredor - día</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text:p>
      <text:p text:style-name="Character_20_Name">manu (V.O.)</text:p>
      <text:p text:style-name="Dialogue">Escondiendo las imágenes no servirá para acallar las protestas que se inician cada vez que consumimos un nuevo planeta.</text:p>
      <text:p text:style-name="Action">En la multitud va KIMI, una mujer activa de alrededor 30 años. Ella pasa con el resto de la protesta.</text:p>
      <text:p text:style-name="Character_20_Name">manu (V.O.)</text:p>
      <text:p text:style-name="Dialogue">A mi no me importa. Pero a Kimi si. Ella siempre va a esas reuniones y manifestaciones.</text:p>
      <text:p text:style-name="Action">La protesta sigue su camino hasta desaparecer.</text:p>
      <text:p text:style-name="Action"><text:soft-page-break/>La cámara avanza por los corredores vacíos, pasando de un sector a otro por una puerta que se abre automáticamente. En el segundo corredor la cámara se detiene frente a una puerta al lado izquierdo del corredor. Es el apartamento de MANU, un mecánico reservado de unos 35 años de edad.</text:p>
      <text:p text:style-name="Character_20_Name">Narrador (VO)</text:p>
      <text:p text:style-name="Dialogue">Espero que no decida quedarse en uno de los planetas. Yo no podría seguirla. ¿Qué se yo de cultivar la tierra?</text:p>
      <text:p text:style-name="Setting">Int. Apartamento de manu/Sala-comedor - día</text:p>
      <text:p text:style-name="Action">Desde la puerta de entrada se ve parte de la sala-comedor, la cocina está al fondo y un la puerta del baño se alcanza ver al frente. En el comedor, de espaldas a la cámara, está Manu.</text:p>
      <text:p text:style-name="Character_20_Name">Narrador (vo)</text:p>
      <text:p text:style-name="Dialogue">¿Por qué piensan que esta vez si va a funcionar? No funcionó en el planeta original –la mítica tierra– ni en el segundo planeta que habitamos.</text:p>
      <text:p text:style-name="Action">La cámara se acerca, mira por encima de su hombro. Manu escribe en una tablet. La cámara se acerca más y muestra la última frase que él escribió: “Kimi, no creo <text:s/>poder seguirte” </text:p>
      <text:p text:style-name="Character_20_Name">Narrador (VO)</text:p>
      <text:p text:style-name="Dialogue">No creo poder seguirte si decides quedarte </text:p>
      <text:p text:style-name="Standard"/>
      <text:p text:style-name="Standard">Capítulo 2</text:p>
      <text:p text:style-name="Standard"/>
      <text:p text:style-name="Setting">Ext. Desierto en el Planeta – día</text:p>
      <text:p text:style-name="Action">Un explorador toma muestras de la tierra del planeta. Deja las muestras en la caja de recolección y abandona el planeta volando. </text:p>
      <text:p text:style-name="Setting">Ext. Espacio – ese momento</text:p>
      <text:p text:style-name="Action">El explorador entra en una de las naves militares.</text:p>
      <text:p text:style-name="Setting">Int Avenida Nave Residente III</text:p>
      <text:p text:style-name="Action">Un camión transporta a un explorador por una de las avenidas.</text:p>
      <text:p text:style-name="Setting">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etting">Int bar – ese momento</text:p>
      <text:p text:style-name="Action">Manu y el conductor toman una cerveza mientras hablan.</text:p>
      <text:p text:style-name="Action"><text:soft-page-break/>El conductor mira el reloj, se despide y se va. Manu acaba su cerveza y abandona el lugar.</text:p>
      <text:p text:style-name="Setting">Int calle peatonal nave residente iii</text:p>
      <text:p text:style-name="Action">Manu camina por una calle peatonal llena de restaurantes y cafés. Entra en un restaurante llamado AGNA</text:p>
      <text:p text:style-name="Setting">int. restaurante agna</text:p>
      <text:p text:style-name="Action">Dentro del restaurante se ve una pantalla gigante mostrando imágenes de un planeta</text:p>
      <text:p text:style-name="Setting">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etting">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text:p text:style-name="Standard">Capítulo 3</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etting">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text:soft-page-break/>Manu</text:p>
      <text:p text:style-name="Dialogue">Mejor para mi. Ya pasé mi aplicación para trabajar en alguno de los campos. Así que entre más rápido mejor.</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4</text:p>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Kimi</text:p>
      <text:p text:style-name="Dialogue">¿Crees que era realmente así de hermoso?</text:p>
      <text:p text:style-name="Character_20_Name">Manu</text:p>
      <text:p text:style-name="Dialogue">No sé</text:p>
      <text:p text:style-name="Character_20_Name">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text:soft-page-break/>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etting">Int. Salón de reuniones</text:p>
      <text:p text:style-name="Action">Kimi está sentada con un grupo. Frente a ellos, un hombre (30s) habla sobre cultivos.</text:p>
      <text:p text:style-name="Character_20_Name">Manu (vo)</text:p>
      <text:p text:style-name="Dialogue">Luego comenzaron las discusiones. HASTA AQUI */</text:p>
      <text:p text:style-name="Setting">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Action">Capítulo 5</text:p>
      <text:p text:style-name="Action"/>
      <text:p text:style-name="Setting"><text:soft-page-break/>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Manu</text:p>
      <text:p text:style-name="Dialogue">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Fade in:</text:p>
      <text:p text:style-name="Action">Manu y Kimi están sentados en un sofá.</text:p>
      <text:p text:style-name="Character_20_Name">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etting">Ext. Espacio exterior</text:p>
      <text:p text:style-name="Action">Una nave de transporte sale de la nave Residente III</text:p>
      <text:p text:style-name="Setting"><text:soft-page-break/>Int. Vagón en la Nave de transporte</text:p>
      <text:p text:style-name="Action">Manu y Kimi están sentados uno frente al otro.</text:p>
      <text:p text:style-name="Setting">Ext. Espacio exterior</text:p>
      <text:p text:style-name="Action">La nave desciende al planeta.</text:p>
      <text:p text:style-name="Action"/>
      <text:p text:style-name="P2">Nota: Quiero reorganizar este capítulo. Dejar el flashback en el capítulo 4, luego el paseo en el campo de hologramas y finalmente la discusión sobre el trabajo de Manu. Quitar del capítulo 4 las reuniones de Kimi.</text:p>
      <text:p text:style-name="P2">En el 5 dejar solo el presente y el viaje al campo de recolección.</text:p>
      <text:p text:style-name="P3"/>
      <text:p text:style-name="P3">Capítulo 6</text:p>
      <text:p text:style-name="Setting">Ext. Planeta/Campo de recolección – día</text:p>
      <text:p text:style-name="SLUGLINE">ULTRA WIDE SHOT </text:p>
      <text:p text:style-name="P3">en el campo de recolección. La cámara muestra el edificio residencial.</text:p>
      <text:p text:style-name="Setting">Int. Apartamento en el campo de recolección – ese momento</text:p>
      <text:p text:style-name="P3">La cámara sigue a Kimi cuando entra al apartamento. Ella da media vuelta, sonrie y regresa. La cámara se aleja y muestra a Manu y Kimi abrazados.</text:p>
      <text:p text:style-name="Character_20_Name">Manu</text:p>
      <text:p text:style-name="Dialogue">¿Te gusta?</text:p>
      <text:p text:style-name="P3">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Character_20_Name">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text:soft-page-break/>Manu y kimi se besan. Kimi deja caer la cabeza sobre el respaldar del sofá.</text:p>
      <text:p text:style-name="Character_20_Name">Kimi</text:p>
      <text:p text:style-name="Dialogue">Quizá algún día podremos tener un lugar así. Un hogar, en un planeta.</text:p>
      <text:p text:style-name="Action">Kimi regresa de su meditación. Toma la copa de Manu y deja las dos copas sobre la mesa al lado del sofá. </text:p>
      <text:p text:style-name="P3">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P2">ALTERNATIVAS:</text:p>
      <text:p text:style-name="P2">Pasar el capítulo 4 antes del 7. Esto mostraría que la relación se está deteriorando en la base de recolección y que Kimi tal vez sigue en contacto con el grupo.</text:p>
      <text:p text:style-name="P2">El 5 y 6 es la ida al campo de recolección. Y el 7 es el ataque de neutralización. Si el cuatro va entre el 6 y el 7 daría ademas un respiro.</text:p>
      <text:p text:style-name="P3"/>
      <text:p text:style-name="P3">Capítulo 7</text:p>
      <text:p text:style-name="P3"/>
      <text:p text:style-name="Setting">Int. Apartamento en el campo de recolección/Sala – día</text:p>
      <text:p text:style-name="Action">Se escuchan golpes en la puerta. La cámara se acerca a la puerta. La puerta se abre y Kimi entra de mal genio.</text:p>
      <text:p text:style-name="Character_20_Name">Kimi</text:p>
      <text:p text:style-name="Dialogue">Quiero irme. Tengo que irme</text:p>
      <text:p text:style-name="Action">Kimi se sienta en el sofá. Ella se levanta, camina impaciente, regresa, se detiene a mirar a Manu, vuelve a caminar, vuelve a regresar y vuelve a mirar a la cámara. Está claramente intranquila.</text:p>
      <text:p text:style-name="Character_20_Name">Kimi</text:p>
      <text:p text:style-name="Dialogue">No puedo seguir aquí.</text:p>
      <text:p text:style-name="Action">Manu se acerca a Kimi, la toma de los brazos.</text:p>
      <text:p text:style-name="Character_20_Name"><text:soft-page-break/>Manu</text:p>
      <text:p text:style-name="Dialogue">¿Qué pasa?</text:p>
      <text:p text:style-name="Action">Kimi lo mira por unos segundos. Luego baja la cabeza y llora.</text:p>
      <text:p text:style-name="Character_20_Name">Kimi</text:p>
      <text:p text:style-name="Dialogue">¡Lo vi!¡Lo vi todo!</text:p>
      <text:p text:style-name="Character_20_Name">Manu</text:p>
      <text:p text:style-name="Dialogue">¿Qué viste?</text:p>
      <text:p text:style-name="Character_20_Name">Kimi</text:p>
      <text:p text:style-name="Dialogue">Vi como los exterminaban</text:p>
      <text:p text:style-name="Character_20_Name">Manu</text:p>
      <text:p text:style-name="Dialogue">¿Una neutralización?</text:p>
      <text:p text:style-name="Action">Kimi deja caer su cara en el pecho de Manu quien la abraza. Él mira al frente.</text:p>
      <text:p text:style-name="Character_20_Name">Manu (cont'd)</text:p>
      <text:p text:style-name="Dialogue">¿Cuando?</text:p>
      <text:p text:style-name="Character_20_Name">Kimi</text:p>
      <text:p text:style-name="Dialogue">Ayer. Escuchamos que iba a haber un ataque y decidimos impedirlo.</text:p>
      <text:p text:style-name="SLUGLINE">Flashback start:</text:p>
      <text:p text:style-name="Setting">ext. Ciudad de los Gekis – día</text:p>
      <text:p text:style-name="Action">Una nave de neutralización vuela sobre el desierto. Otras lo siguen. </text:p>
      <text:p text:style-name="Action">CU en la nave.</text:p>
      <text:p text:style-name="Action">Las naves llegan al poblado y comienza el ataque. Dejan caer bombas sobre las edificaciones de los gekis. Se ven edificios en llamas y gekis muertos en el piso.</text:p>
      <text:p text:style-name="SLUGLINE">Flashback end</text:p>
      <text:p text:style-name="Setting">int. Apartamento en el campo de recolección/sala -día</text:p>
      <text:p text:style-name="P3">Kimi sigue llorando en el pecho de Manu mientras él la abraza.</text:p>
      <text:p text:style-name="Character_20_Name">Manu</text:p>
      <text:p text:style-name="Dialogue">¿Cómo se te ocurrió ir?</text:p>
      <text:p text:style-name="Character_20_Name">Kimi</text:p>
      <text:p text:style-name="Dialogue">Quiero irme</text:p>
      <text:p text:style-name="parenthetical">(grita)</text:p>
      <text:p text:style-name="Dialogue">¡Quiero irme!</text:p>
      <text:p text:style-name="Transition">Fade out.</text:p>
      <text:p text:style-name="Setting"/>
      <text:p text:style-name="Action">Capítulo 8</text:p>
      <text:p text:style-name="Action"><text:soft-page-break/></text:p>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Kimi</text:p>
      <text:p text:style-name="Dialogue">¡Quiero irme ya!</text:p>
      <text:p text:style-name="Character_20_Name">Manu</text:p>
      <text:p text:style-name="Dialogue">¡Ok! Dejame ver que puedo hacer.</text:p>
      <text:p text:style-name="Action">Manu habla por un celular. Al terminar la conversación se dirige a Kimi.</text:p>
      <text:p text:style-name="Character_20_Name"><text:soft-page-break/>Manu</text:p>
      <text:p text:style-name="Dialogue">Partimos en una hora.</text:p>
      <text:p text:style-name="Setting">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text:p>
      <text:p text:style-name="Dialogue">Cuidate. Llamame apenas llegues.</text:p>
      <text:p text:style-name="Character_20_Name">Kimi</text:p>
      <text:p text:style-name="Dialogue">Si... Gracias.</text:p>
      <text:p text:style-name="Character_20_Name">Manu</text:p>
      <text:p text:style-name="Dialogue">Ve. Ahora me toca regresar. Solo tengo un día de permiso.</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Soldado</text:p>
      <text:p text:style-name="Dialogue">Todo transporte al planeta ha sido cerrado.</text:p>
      <text:p text:style-name="parenthetical">(momento)</text:p>
      <text:p text:style-name="Dialogue">Los campos de recolección han sido atacados.</text:p>
      <text:p text:style-name="Action">Nota: Creo que es mejor cortar el final de este capítulo. Se puede dejar hasta que manu escribe que kimi los salvo o hasta que Manu le dice a Kimi que parten en una hora.</text:p>
      <text:p text:style-name="Action"/>
      <text:p text:style-name="Action">Capítulo 9</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text:soft-page-break/>Capitán Murray</text:p>
      <text:p text:style-name="Dialogue">¿Tengo que aclarar que esto es altamente confidencial?</text:p>
      <text:p text:style-name="Character_20_Name">Manu</text:p>
      <text:p text:style-name="Dialogue">Claro que no. Nosotros lo tenemos muy claro.</text:p>
      <text:p text:style-name="Character_20_Name">Capitán Murray</text:p>
      <text:p text:style-name="Dialogue">Bien, bien. Gracias por su ayuda.</text:p>
      <text:p text:style-name="parenthetical">(mirando el informe)</text:p>
      <text:p text:style-name="Dialogue">Mañana a la misma hora.</text:p>
      <text:p text:style-name="Setting">Int. Restaurante – día</text:p>
      <text:p text:style-name="Action">Manu está sentado en el restaurante cenando. En la mesa del frente dos hombres hablan sobre el ataque de los Gekis.</text:p>
      <text:p text:style-name="Character_20_Name">Hombre #1</text:p>
      <text:p text:style-name="Dialogue">Pasó en todos los campos. Fue un ataque sincronizado</text:p>
      <text:p text:style-name="Character_20_Name">Hombre #2</text:p>
      <text:p text:style-name="Dialogue">¿Y ahora que va a pasar?</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Character_20_Name">Soldado #1</text:p>
      <text:p text:style-name="Dialogue">Vamos, Vamos, el mayor nos espera en diez minutos.</text:p>
      <text:p text:style-name="Action">Manu sigue su camino por los corredores hasta entrar en su cuarto.</text:p>
      <text:p text:style-name="Setting">Int Apartamento de manu en la nave militar – día</text:p>
      <text:p text:style-name="Action">El cuarto de Manú en la nave militar es un estudio: cama, cuarto de baño y cocina. Manú se sienta en la cama y enciende el televisor frente a él. En éste aparece Kimi.</text:p>
      <text:p text:style-name="Character_20_Name">Manu</text:p>
      <text:p text:style-name="Dialogue">Hola amor</text:p>
      <text:p text:style-name="Character_20_Name">Kimi</text:p>
      <text:p text:style-name="Dialogue">Hola</text:p>
      <text:p text:style-name="Character_20_Name">Manu</text:p>
      <text:p text:style-name="Dialogue">Te extraño. Quizá todo esto se acabe y pueda ir a reunirme contigo.</text:p>
      <text:p text:style-name="Character_20_Name">Kimi</text:p>
      <text:p text:style-name="Dialogue">Yo también. ¿Qué ha estado pasando? Todos andan muy nerviosos acá.</text:p>
      <text:p text:style-name="Character_20_Name">Manu</text:p>
      <text:p text:style-name="Dialogue">Creo que va a haber un contra ataque</text:p>
      <text:p text:style-name="Setting"><text:soft-page-break/>Int. Sala de operaciones – día</text:p>
      <text:p text:style-name="Action">El mayor muestra un plan de operaciones en una pantalla</text:p>
      <text:p text:style-name="Character_20_Name">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Kimi (VO)</text:p>
      <text:p text:style-name="Dialogue">Todos tenemos el poder de cambiar las cosas.</text:p>
      <text:p text:style-name="Setting">Int Apartamento de Manu en la nave militar – día</text:p>
      <text:p text:style-name="Action">En la pantalla se ve la cara de Kimi</text:p>
      <text:p text:style-name="Character_20_Name">Kimi</text:p>
      <text:p text:style-name="Dialogue">Perdóname si te hago sufrir.</text:p>
      <text:p text:style-name="Character_20_Name">Manu</text:p>
      <text:p text:style-name="Dialogue">No digas eso. ¿Por qué dices eso?</text:p>
      <text:p text:style-name="Character_20_Name">Kimi</text:p>
      <text:p text:style-name="Dialogue">Tengo que irme</text:p>
      <text:p text:style-name="Character_20_Name">Manu</text:p>
      <text:p text:style-name="Dialogue">Te extraño</text:p>
      <text:p text:style-name="Character_20_Name">Kimi</text:p>
      <text:p text:style-name="Dialogue">Cuidate</text:p>
      <text:p text:style-name="Action">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10</text:p>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text:p>
      <text:p text:style-name="Dialogue">¿Cómo va el ataque?</text:p>
      <text:p text:style-name="Character_20_Name"><text:soft-page-break/>Asesor</text:p>
      <text:p text:style-name="Dialogue">No va nada bien.</text:p>
      <text:p text:style-name="Transition">cut to:</text:p>
      <text:p text:style-name="Setting">ext. Planeta cielo - día</text:p>
      <text:p text:style-name="Action">Las naves de neutralización entran en la atmósfera. </text:p>
      <text:p text:style-name="Character_20_Name">Asesor(VO)</text:p>
      <text:p text:style-name="Dialogue">Apenas entramos a la atmósfera empezó la defensa.</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Hombre mayor</text:p>
      <text:p text:style-name="Dialogue">Ellos sabían de las armas. Lo sabían desde el principio.</text:p>
      <text:p text:style-name="Character_20_Name">Manu</text:p>
      <text:p text:style-name="Dialogue">si lo sabían, ¿Por qué vinimos? ¿No es extraño?</text:p>
      <text:p text:style-name="Character_20_Name">Hombre mayor</text:p>
      <text:p text:style-name="Dialogue">¿Extraño?¿Qué tiene de extraño?Necesitábamos los recursos. ¡Aun los necesitamos!</text:p>
      <text:p text:style-name="Action">Manu lo mira con atención.</text:p>
      <text:p text:style-name="Character_20_Name">Hombre mayor</text:p>
      <text:p text:style-name="Dialogue">Los recursos de la colonia son muy escasos y no podíamos dejar pasar este planeta.</text:p>
      <text:p text:style-name="parenthetical">(pausa)</text:p>
      <text:p text:style-name="Dialogue">¡Teníamos que intentarlo!</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Setting"><text:soft-page-break/>Int Centro de comandos - día </text:p>
      <text:p text:style-name="Action">de la puerta salen dos generales (60) y pasan derecho. Luego sale un general más joven (47), se detiene en la puerta y habla a todo el personal presente.</text:p>
      <text:p text:style-name="Character_20_Name">General #3</text:p>
      <text:p text:style-name="Dialogue">La orbita será abandonada inmediatamente. El plan de evacuación E937 entra en acción inmediatamente. Todos a sus puestos. Ya saben que hacer.</text:p>
      <text:p text:style-name="Action">El general vuelve a entrar en el cuarto. La puerta se cierra. </text:p>
      <text:p text:style-name="Action"/>
      <text:p text:style-name="Action">Capítulo 11</text:p>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Kimi (VO)</text:p>
      <text:p text:style-name="Dialogue">No sé cómo decir lo que tengo que decir. No sé qué decir porque todo lo que diga es inútil.</text:p>
      <text:p text:style-name="Action">Manu se sienta en el sofá. Deja la carta sobre sus piernas y mira al frente. Después de un momento la vuelve a leer.</text:p>
      <text:p text:style-name="Character_20_Name">Kimi (VO)</text:p>
      <text:p text:style-name="Dialogue">Tengo que hacerlo. Lo he pensado por mucho tiempo y finalmente lo he decidido. Me hubiera gustado que vinieras conmigo. Pero sé que no lo hubieras hecho. Lo siento.</text:p>
      <text:p text:style-name="Action">Manu baja la carta. Luego se levanta precipitadamente y sale corriendo.</text:p>
      <text:p text:style-name="Setting">Int. Residente III/Avenida – día</text:p>
      <text:p text:style-name="Action">La moto avanza por la avenida. Va a alta velocidad, esquivando los pocos carros que hay a esa hora.</text:p>
      <text:p text:style-name="Setting">Int plataforma de lanzamiento</text:p>
      <text:p text:style-name="Action">Manu parquea la motoy sale corriendo. En la puerta muestra su carnet de mécanico.</text:p>
      <text:p text:style-name="Action">Manu corre por entre las naves.</text:p>
      <text:p text:style-name="Action">Manu toca una puerta donde un controlador abre y lo atiende desde la puerta.</text:p>
      <text:p text:style-name="Character_20_Name"><text:soft-page-break/>Manu</text:p>
      <text:p text:style-name="Dialogue">Necesito una información urgente. Necesito saber si alguna nave ha salido al planeta.</text:p>
      <text:p text:style-name="Character_20_Name">Controlador</text:p>
      <text:p text:style-name="Dialogue">Todo transporte ha sido detenido. Ninguna nave ha salido desde hace días.</text:p>
      <text:p text:style-name="Character_20_Name">Manu</text:p>
      <text:p text:style-name="Dialogue">¿Seguro? Hay un grupo tratando de quedarse en el planeta. Mi novia está en él.</text:p>
      <text:p text:style-name="Character_20_Name">Controlador</text:p>
      <text:p text:style-name="Dialogue">Hmmm. No debería decirlo. Pero dos días atrás una nave de transporte fue robada.</text:p>
      <text:p text:style-name="Action">Manu abre los ojos sorprendido, entendiendo que la nave ya ha abandonado Residente III</text:p>
      <text:p text:style-name="Character_20_Name">Controlador</text:p>
      <text:p text:style-name="Dialogue">Lo siento</text:p>
      <text:p text:style-name="Action"/>
      <text:p text:style-name="Action">Capítulo 12</text:p>
      <text:p text:style-name="Action"/>
      <text:p text:style-name="Setting">Int. Nave residente III/Corredor – día</text:p>
      <text:p text:style-name="Action">Manu mira el planeta cada vez más pequeño. Algunas parejas pasan tras él.</text:p>
      <text:p text:style-name="Character_20_Name">Manu (VO)</text:p>
      <text:p text:style-name="Dialogue">¿Habrás llegado a salvo al planeta? Kimi, ¿Estás allí?</text:p>
      <text:p text:style-name="Action">Una pareja se detiene y mira por la ventana del mismo modo que lo está haciendo Manu.</text:p>
      <text:p text:style-name="Character_20_Name">Mujer</text:p>
      <text:p text:style-name="Dialogue">¿Alcanzaremos a llegar al siguiente planeta?</text:p>
      <text:p text:style-name="Character_20_Name">Hombre</text:p>
      <text:p text:style-name="Dialogue">Dicen que si, que no hay nada de que preocuparnos.</text:p>
      <text:p text:style-name="Setting">Ext. Espacio</text:p>
      <text:p text:style-name="Action">El planeta se ve cada vez más pequeño.</text:p>
      <text:p text:style-name="Setting">Int. Nave Residente III/Corredor -día</text:p>
      <text:p text:style-name="Action">Manu sigue al pie del ventanal mirando. La pareja ya se ha ido. </text:p>
      <text:p text:style-name="Character_20_Name">Manu (VO)</text:p>
      <text:p text:style-name="Dialogue">Kimi, ¿Estás en ese diminuto punto que está por desaparecer?</text:p>
      <text:p text:style-name="Action">Un grupo de mujeres pasa por el corredor.</text:p>
      <text:p text:style-name="Character_20_Name">Mujer</text:p>
      <text:p text:style-name="Dialogue">Escuché que esta vez se quedaron muchas más personas.</text:p>
      <text:p text:style-name="Action"><text:soft-page-break/>Manu sigue viendo el planeta que es ya solo un punto.</text:p>
      <text:p text:style-name="Character_20_Name">Manu (VO)</text:p>
      <text:p text:style-name="Dialogue">Siempre pensaré en ti cuando vea los planetas desaparecer frente a mi, Kimi. Y siempre pensaré que eres feliz.</text:p>
      <text:p text:style-name="Action">El planeta desaparece.</text:p>
      <text:p text:style-name="Transition">Fade out.</text:p>
      <text:p text:style-name="Ending">fin.</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635cm" fo:margin-right="0cm" fo:margin-top="0cm" fo:margin-bottom="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1.27cm" fo:margin-right="0cm" fo:margin-top="0cm" fo:margin-bottom="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100%" fo:margin-left="0cm" fo:margin-right="0cm" fo:margin-top="0cm" fo:margin-bottom="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3.81cm" fo:margin-right="2.54cm" fo:margin-top="0cm" fo:margin-bottom="0cm"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100%" fo:margin-left="5.334cm" fo:margin-right="3.81cm" fo:margin-top="0cm" fo:margin-bottom="0cm" fo:text-indent="-0.254cm" style:auto-text-indent="false" fo:keep-with-next="always"/>
    </style:style>
    <style:style style:name="Transition" style:family="paragraph" style:parent-style-name="Action" style:next-style-name="Setting">
      <style:paragraph-properties fo:margin="100%" fo:margin-left="11.43cm" fo:margin-right="0cm" fo:margin-top="0cm" fo:margin-bottom="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6.35cm" fo:margin-right="2.54cm" fo:margin-top="0cm" fo:margin-bottom="0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2</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18T11:49:10</dc:date>
    <meta:editing-duration>P2DT4H15M27S</meta:editing-duration>
    <meta:editing-cycles>24</meta:editing-cycles>
    <meta:generator>LibreOffice/3.5$Linux_X86_64 LibreOffice_project/350m1$Build-2</meta:generator>
    <dc:creator>Manuel Ospina</dc:creator>
    <meta:document-statistic meta:table-count="0" meta:image-count="0" meta:object-count="0" meta:page-count="17" meta:paragraph-count="434" meta:word-count="3928" meta:character-count="21403" meta:non-whitespace-character-count="17888"/>
  </office:meta>
</office:document-meta>
</file>